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126087785" calcext:value-type="float">
            <text:p>1,126087785</text:p>
          </table:table-cell>
          <table:table-cell office:value-type="float" office:value="0.5718726516" calcext:value-type="float">
            <text:p>0,5718726516</text:p>
          </table:table-cell>
          <table:table-cell office:value-type="float" office:value="0.002541998168" calcext:value-type="float">
            <text:p>0,0025419982</text:p>
          </table:table-cell>
          <table:table-cell table:style-name="ce1" office:value-type="float" office:value="0.00001578880801" calcext:value-type="float">
            <text:p>1,58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70" calcext:value-type="float">
            <text:p>32770</text:p>
          </table:table-cell>
          <table:table-cell office:value-type="float" office:value="1.092146397" calcext:value-type="float">
            <text:p>1,092146397</text:p>
          </table:table-cell>
          <table:table-cell office:value-type="float" office:value="0.5893004537" calcext:value-type="float">
            <text:p>0,5893004537</text:p>
          </table:table-cell>
          <table:table-cell office:value-type="float" office:value="0.001629225793" calcext:value-type="float">
            <text:p>0,0016292258</text:p>
          </table:table-cell>
          <table:table-cell table:style-name="ce1" office:value-type="float" office:value="0.00004699689816" calcext:value-type="float">
            <text:p>4,70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002" calcext:value-type="float">
            <text:p>33002</text:p>
          </table:table-cell>
          <table:table-cell office:value-type="float" office:value="1.064544082" calcext:value-type="float">
            <text:p>1,064544082</text:p>
          </table:table-cell>
          <table:table-cell office:value-type="float" office:value="0.5948829055" calcext:value-type="float">
            <text:p>0,5948829055</text:p>
          </table:table-cell>
          <table:table-cell office:value-type="float" office:value="0.0007155523635" calcext:value-type="float">
            <text:p>0,0007155524</text:p>
          </table:table-cell>
          <table:table-cell table:style-name="ce1" office:value-type="float" office:value="0.00001555548624" calcext:value-type="float">
            <text:p>1,5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01" calcext:value-type="float">
            <text:p>33101</text:p>
          </table:table-cell>
          <table:table-cell office:value-type="float" office:value="1.018786073" calcext:value-type="float">
            <text:p>1,018786073</text:p>
          </table:table-cell>
          <table:table-cell office:value-type="float" office:value="0.5944340229" calcext:value-type="float">
            <text:p>0,5944340229</text:p>
          </table:table-cell>
          <table:table-cell office:value-type="float" office:value="0.0005428123986" calcext:value-type="float">
            <text:p>0,0005428124</text:p>
          </table:table-cell>
          <table:table-cell table:style-name="ce1" office:value-type="float" office:value="0.00001550892557" calcext:value-type="float">
            <text:p>1,55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78" calcext:value-type="float">
            <text:p>33178</text:p>
          </table:table-cell>
          <table:table-cell office:value-type="float" office:value="1.136514306" calcext:value-type="float">
            <text:p>1,136514306</text:p>
          </table:table-cell>
          <table:table-cell office:value-type="float" office:value="0.5867785811" calcext:value-type="float">
            <text:p>0,5867785811</text:p>
          </table:table-cell>
          <table:table-cell office:value-type="float" office:value="0.0009438195266" calcext:value-type="float">
            <text:p>0,0009438195</text:p>
          </table:table-cell>
          <table:table-cell table:style-name="ce1" office:value-type="float" office:value="0.00004641735359" calcext:value-type="float">
            <text:p>4,64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8" calcext:value-type="float">
            <text:p>33348</text:p>
          </table:table-cell>
          <table:table-cell office:value-type="float" office:value="1.148993373" calcext:value-type="float">
            <text:p>1,148993373</text:p>
          </table:table-cell>
          <table:table-cell office:value-type="float" office:value="0.585580945" calcext:value-type="float">
            <text:p>0,585580945</text:p>
          </table:table-cell>
          <table:table-cell office:value-type="float" office:value="0.001123612747" calcext:value-type="float">
            <text:p>0,0011236127</text:p>
          </table:table-cell>
          <table:table-cell table:style-name="ce1" office:value-type="float" office:value="0.00003078391092" calcext:value-type="float">
            <text:p>3,08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546" calcext:value-type="float">
            <text:p>33546</text:p>
          </table:table-cell>
          <table:table-cell office:value-type="float" office:value="1.265131712" calcext:value-type="float">
            <text:p>1,265131712</text:p>
          </table:table-cell>
          <table:table-cell office:value-type="float" office:value="0.5941303372" calcext:value-type="float">
            <text:p>0,5941303372</text:p>
          </table:table-cell>
          <table:table-cell office:value-type="float" office:value="0.000917992671" calcext:value-type="float">
            <text:p>0,0009179927</text:p>
          </table:table-cell>
          <table:table-cell table:style-name="ce1" office:value-type="float" office:value="0.00001529987821" calcext:value-type="float">
            <text:p>1,5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710" calcext:value-type="float">
            <text:p>33710</text:p>
          </table:table-cell>
          <table:table-cell office:value-type="float" office:value="1.200695992" calcext:value-type="float">
            <text:p>1,200695992</text:p>
          </table:table-cell>
          <table:table-cell office:value-type="float" office:value="0.5981720686" calcext:value-type="float">
            <text:p>0,5981720686</text:p>
          </table:table-cell>
          <table:table-cell office:value-type="float" office:value="0.0008830021834" calcext:value-type="float">
            <text:p>0,0008830022</text:p>
          </table:table-cell>
          <table:table-cell table:style-name="ce1" office:value-type="float" office:value="0.00003044835285" calcext:value-type="float">
            <text:p>3,04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896" calcext:value-type="float">
            <text:p>33896</text:p>
          </table:table-cell>
          <table:table-cell office:value-type="float" office:value="1.038930297" calcext:value-type="float">
            <text:p>1,038930297</text:p>
          </table:table-cell>
          <table:table-cell office:value-type="float" office:value="0.5930284858" calcext:value-type="float">
            <text:p>0,5930284858</text:p>
          </table:table-cell>
          <table:table-cell office:value-type="float" office:value="0.0001665505843" calcext:value-type="float">
            <text:p>0,0001665506</text:p>
          </table:table-cell>
          <table:table-cell table:style-name="ce1" office:value-type="float" office:value="0.0000151409622" calcext:value-type="float">
            <text:p>1,51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934" calcext:value-type="float">
            <text:p>33934</text:p>
          </table:table-cell>
          <table:table-cell office:value-type="float" office:value="1.038250089" calcext:value-type="float">
            <text:p>1,038250089</text:p>
          </table:table-cell>
          <table:table-cell office:value-type="float" office:value="0.5980992913" calcext:value-type="float">
            <text:p>0,5980992913</text:p>
          </table:table-cell>
          <table:table-cell office:value-type="float" office:value="0.0001663616713" calcext:value-type="float">
            <text:p>0,0001663617</text:p>
          </table:table-cell>
          <table:table-cell table:style-name="ce1" office:value-type="float" office:value="0.00001512378822" calcext:value-type="float">
            <text:p>1,51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130080106" calcext:value-type="float">
            <text:p>1,1130080106</text:p>
          </table:table-cell>
          <table:table-cell table:formula="of:=AVERAGE([.D2:.D11])" office:value-type="float" office:value="0.59062797427" calcext:value-type="float">
            <text:p>0,5906279743</text:p>
          </table:table-cell>
          <table:table-cell table:formula="of:=AVERAGE([.E2:.E11])" office:value-type="float" office:value="0.00096309281067" calcext:value-type="float">
            <text:p>0,0009630928</text:p>
          </table:table-cell>
          <table:table-cell table:formula="of:=AVERAGE([.F2:.F11])" office:value-type="float" office:value="0.000024706436397" calcext:value-type="float">
            <text:p>2,4706436397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45:10.893160175</dc:date>
    <meta:document-statistic meta:table-count="1" meta:cell-count="70" meta:object-count="0"/>
    <meta:generator>LibreOffice/4.1.4.2$Linux_X86_64 LibreOffice_project/410m0$Build-2</meta:generator>
  </office:meta>
</office:document-meta>
</file>